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527" officeooo:paragraph-rsid="00027527"/>
    </style:style>
    <style:style style:name="P2" style:family="paragraph" style:parent-style-name="Standard">
      <style:text-properties officeooo:rsid="00045032" officeooo:paragraph-rsid="00045032"/>
    </style:style>
    <style:style style:name="P3" style:family="paragraph" style:parent-style-name="Standard">
      <style:text-properties officeooo:rsid="0005c78e" officeooo:paragraph-rsid="0005c78e"/>
    </style:style>
    <style:style style:name="P4" style:family="paragraph" style:parent-style-name="Standard">
      <style:text-properties officeooo:rsid="0006fec0" officeooo:paragraph-rsid="0006fec0"/>
    </style:style>
    <style:style style:name="P5" style:family="paragraph" style:parent-style-name="Standard">
      <style:text-properties officeooo:rsid="00070d3c" officeooo:paragraph-rsid="00070d3c"/>
    </style:style>
    <style:style style:name="T1" style:family="text">
      <style:text-properties officeooo:rsid="00045032"/>
    </style:style>
    <style:style style:name="T2" style:family="text">
      <style:text-properties officeooo:rsid="00070d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lls Eye: In this <text:span text:style-name="T1">map two</text:span> Teams struggle for the pityfull gold ressources found in the Bulls eye in the middle of the map.</text:p>
      <text:p text:style-name="P1"/>
      <text:p text:style-name="P1">Golden Goal: Two Teams and whoever scores first will win. This map guarantees tension until the very end.</text:p>
      <text:p text:style-name="P1"/>
      <text:p text:style-name="P2">The „Reef of no return“ is the ultimate test for the navigation skills of every captain. Only the most advanced Captains will even try to sail in these shallow waters. And most of them never return …</text:p>
      <text:p text:style-name="P2"/>
      <text:p text:style-name="P3">Cape fear: Just the name of this beautiful costal region can spread terror among any group of sailors. And not without reason, for among the picuresque coral reefs lurks the archenemy of every saillor, the kraken. And it is hungry, very hungry indeed.</text:p>
      <text:p text:style-name="P3"/>
      <text:p text:style-name="P4">Crazy Hexagon: This test, <text:span text:style-name="T2">set up to test important navigation skills,</text:span> has to be passed by every pirate <text:span text:style-name="T2">apprentice before he is allowed to command his own ship.</text:span></text:p>
      <text:p text:style-name="P4"/>
      <text:p text:style-name="P5">Deceiving tides: This region looks peacefull at first. But don't let the rum come to your head. If you don't pay attention the tides will push you into the small canals, and getting out again, is diffcult, especially when you're drunk.</text:p>
      <text:p text:style-name="P5"/>
      <text:p text:style-name="P5">Jersey shore: This is the retirement dream of every pirate. Many islands, rich treasures. The land were milk and hony, err, sorry, gold and rum flow.</text:p>
      <text:p text:style-name="P5"/>
      <text:p text:style-name="P5">Tortuga: The epitome of all pirate islands, claimed by the English, Frensh and Spanish, pirace flurishs like nowhere else. If you have never been to Tortuga, you cannot be called a pir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6:10.509000000</meta:creation-date>
    <dc:date>2014-10-06T10:57:49.996000000</dc:date>
    <meta:editing-duration>PT36M26S</meta:editing-duration>
    <meta:editing-cycles>4</meta:editing-cycles>
    <meta:generator>LibreOffice/4.1.2.3$Windows_x86 LibreOffice_project/40b2d7fde7e8d2d7bc5a449dc65df4d08a7dd38</meta:generator>
    <meta:document-statistic meta:table-count="0" meta:image-count="0" meta:object-count="0" meta:page-count="1" meta:paragraph-count="8" meta:word-count="249" meta:character-count="1410" meta:non-whitespace-character-count="1168"/>
  </office:meta>
</office:document-meta>
</file>